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0e962b" officeooo:paragraph-rsid="000e962b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font-weight="normal" officeooo:rsid="000f7c52" officeooo:paragraph-rsid="000f7c52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24pt" fo:font-weight="bold" officeooo:rsid="000e962b" officeooo:paragraph-rsid="000e962b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normal" officeooo:rsid="000e962b" officeooo:paragraph-rsid="000e962b" style:font-size-asian="24pt" style:font-weight-asian="normal" style:font-size-complex="24pt" style:font-weight-complex="normal"/>
    </style:style>
    <style:style style:name="T1" style:family="text">
      <style:text-properties officeooo:rsid="000f7c52"/>
    </style:style>
    <style:style style:name="T2" style:family="text">
      <style:text-properties officeooo:rsid="000fd484"/>
    </style:style>
    <style:style style:name="T3" style:family="text">
      <style:text-properties officeooo:rsid="001096d8"/>
    </style:style>
    <style:style style:name="T4" style:family="text">
      <style:text-properties officeooo:rsid="0011417f"/>
    </style:style>
    <style:style style:name="T5" style:family="text">
      <style:text-properties officeooo:rsid="00128c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Malala Yousafzai</text:p>
      <text:p text:style-name="P4"/>
      <text:p text:style-name="P1">She was from Pakistan. She l<text:span text:style-name="T4">oved</text:span> school, but one day <text:span text:style-name="T4">the </text:span>talibans invade<text:span text:style-name="T4">d</text:span> the town where she used to live. The girl was only 10 years <text:span text:style-name="T1">old </text:span>when <text:span text:style-name="T4">the </text:span>talibans weren’t allowing girls to go to school <text:span text:style-name="T1">and</text:span> <text:span text:style-name="T1">many other things,</text:span> <text:span text:style-name="T4">s</text:span>o she started to write online and participate to t<text:span text:style-name="T4">v</text:span> shows talking about <text:span text:style-name="T1">how <text:s/></text:span><text:span text:style-name="T4">the </text:span><text:span text:style-name="T1">talibans discriminated the girls, but she put the most accent on <text:s/>the </text:span><text:span text:style-name="T4">fact</text:span><text:span text:style-name="T1"> that they weren’t allowing girls to educate themselves because they didn’t want them to have power. </text:span></text:p>
      <text:p text:style-name="P2"><text:span text:style-name="T4">Therefore</text:span> <text:span text:style-name="T4">the </text:span>talibans were put her on the killing list. <text:span text:style-name="T5">A</text:span>nd one day, they entered the bus <text:span text:style-name="T5">that</text:span> was getting Malala to school and they sho<text:span text:style-name="T5">ted</text:span> <text:span text:style-name="T2">her in her head. Surprisingly, she survived and </text:span><text:span text:style-name="T3">still </text:span><text:span text:style-name="T2">continued to battle the talibans by using words. And finally, one day, </text:span><text:span text:style-name="T4">the </text:span><text:span text:style-name="T2">talibans just </text:span><text:span text:style-name="T5">gave</text:span><text:span text:style-name="T2"> up and she save</text:span><text:span text:style-name="T5">d</text:span><text:span text:style-name="T2"> her town whe</text:span><text:span text:style-name="T5">re</text:span><text:span text:style-name="T2"> <text:s/></text:span><text:span text:style-name="T5">she</text:span><text:span text:style-name="T2"> once lived. Malala used fame to save the world. 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2:32:26.587605124</meta:creation-date>
    <dc:date>2020-11-16T13:45:56.467269810</dc:date>
    <meta:editing-duration>PT3H21M3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" meta:word-count="155" meta:character-count="865" meta:non-whitespace-character-count="708"/>
  </office:meta>
</office:document-meta>
</file>